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93547b"/>
    </style:style>
    <style:style style:name="P2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3" style:family="paragraph" style:parent-style-name="Standard">
      <style:text-properties fo:font-size="10pt" officeooo:rsid="019281ad" officeooo:paragraph-rsid="0193547b" style:font-size-asian="10pt" style:font-size-complex="10pt"/>
    </style:style>
    <style:style style:name="P4" style:family="paragraph" style:parent-style-name="Standard">
      <style:text-properties fo:font-size="10pt" officeooo:rsid="018c9b1d" officeooo:paragraph-rsid="0193547b" style:font-size-asian="10pt" style:font-size-complex="10pt"/>
    </style:style>
    <style:style style:name="P5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6" style:family="paragraph" style:parent-style-name="Standard">
      <style:text-properties fo:font-size="10pt" officeooo:rsid="019281ad" officeooo:paragraph-rsid="019982a0" style:font-size-asian="10pt" style:font-size-complex="10pt"/>
    </style:style>
    <style:style style:name="P7" style:family="paragraph" style:parent-style-name="Standard">
      <style:text-properties fo:font-size="10pt" officeooo:rsid="019281ad" officeooo:paragraph-rsid="019a5274" style:font-size-asian="10pt" style:font-size-complex="10pt"/>
    </style:style>
    <style:style style:name="P8" style:family="paragraph" style:parent-style-name="Standard">
      <style:text-properties fo:font-size="10pt" officeooo:rsid="019281ad" officeooo:paragraph-rsid="019ab875" style:font-size-asian="10pt" style:font-size-complex="10pt"/>
    </style:style>
    <style:style style:name="P9" style:family="paragraph" style:parent-style-name="Standard">
      <style:text-properties fo:font-size="10pt" officeooo:rsid="019281ad" officeooo:paragraph-rsid="019c7ac7" style:font-size-asian="10pt" style:font-size-complex="10pt"/>
    </style:style>
    <style:style style:name="P10" style:family="paragraph" style:parent-style-name="Standard">
      <style:text-properties fo:font-size="10pt" officeooo:rsid="019ab875" officeooo:paragraph-rsid="019ab875" style:font-size-asian="10pt" style:font-size-complex="10pt"/>
    </style:style>
    <style:style style:name="P11" style:family="paragraph" style:parent-style-name="Standard">
      <style:text-properties fo:font-size="10pt" officeooo:rsid="019ab875" officeooo:paragraph-rsid="019c7ac7" style:font-size-asian="10pt" style:font-size-complex="10pt"/>
    </style:style>
    <style:style style:name="P12" style:family="paragraph" style:parent-style-name="Standard">
      <style:text-properties fo:font-size="10pt" officeooo:rsid="019ab875" officeooo:paragraph-rsid="01a0e259" style:font-size-asian="10pt" style:font-size-complex="10pt"/>
    </style:style>
    <style:style style:name="P13" style:family="paragraph" style:parent-style-name="Standard">
      <style:text-properties fo:font-size="10pt" officeooo:rsid="019f01d4" officeooo:paragraph-rsid="019f01d4" style:font-size-asian="10pt" style:font-size-complex="10pt"/>
    </style:style>
    <style:style style:name="P14" style:family="paragraph" style:parent-style-name="Standard">
      <style:text-properties fo:font-size="10pt" officeooo:paragraph-rsid="019281ad"/>
    </style:style>
    <style:style style:name="P15" style:family="paragraph" style:parent-style-name="Standard">
      <style:text-properties officeooo:rsid="018c9b1d" officeooo:paragraph-rsid="01a0e259"/>
    </style:style>
    <style:style style:name="T1" style:family="text">
      <style:text-properties officeooo:rsid="019782b9"/>
    </style:style>
    <style:style style:name="T2" style:family="text">
      <style:text-properties officeooo:rsid="019281ad" style:font-size-asian="10pt" style:font-size-complex="10pt"/>
    </style:style>
    <style:style style:name="T3" style:family="text">
      <style:text-properties officeooo:rsid="019982a0"/>
    </style:style>
    <style:style style:name="T4" style:family="text">
      <style:text-properties officeooo:rsid="019d88af"/>
    </style:style>
    <style:style style:name="T5" style:family="text">
      <style:text-properties officeooo:rsid="019f01d4"/>
    </style:style>
    <style:style style:name="T6" style:family="text">
      <style:text-properties officeooo:rsid="01a04a65"/>
    </style:style>
    <style:style style:name="T7" style:family="text">
      <style:text-properties officeooo:rsid="01a0e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王家声</text:p>
      <text:p text:style-name="P2"/>
      <text:p text:style-name="P2"/>
      <text:p text:style-name="P2">模块名:商务洽谈<text:span text:style-name="T1">(contractcommunicat)</text:span></text:p>
      <text:p text:style-name="P14"><text:span text:style-name="T2"><text:tab/>导航下拉名_1:项目承包管理</text:span></text:p>
      <text:p text:style-name="P6"><text:tab/><text:tab/>导航名_1:项目承包洽谈<text:span text:style-name="T3">(contract)</text:span></text:p>
      <text:p text:style-name="P2"><text:tab/><text:tab/><text:tab/>功能名字_1:列表 <text:s/>功能类型:网格<text:span text:style-name="T3">(contract/v1/list)</text:span></text:p>
      <text:p text:style-name="P2"><text:tab/><text:tab/><text:tab/><text:tab/>搜索字段:</text:p>
      <text:p text:style-name="P2"><text:tab/><text:tab/><text:tab/><text:tab/><text:tab/>字段名称_1:洽谈人<text:tab/> <text:s text:c="7"/><text:tab/>标签类型:文本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合同外部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洽谈轮次</text:p>
      <text:p text:style-name="P2"><text:tab/><text:tab/><text:tab/><text:tab/><text:tab/>字段名称_6:洽谈目的</text:p>
      <text:p text:style-name="P2"><text:tab/><text:tab/><text:tab/><text:tab/><text:tab/>字段名称_7:洽谈时间</text:p>
      <text:p text:style-name="P2"><text:tab/><text:tab/><text:tab/><text:tab/><text:tab/>字段名称_8:洽谈人</text:p>
      <text:p text:style-name="P2"><text:tab/><text:tab/><text:tab/><text:tab/><text:tab/>字段名称_9:洽谈对象</text:p>
      <text:p text:style-name="P2"><text:tab/><text:tab/><text:tab/><text:tab/><text:tab/>字段名称_10:洽谈地址</text:p>
      <text:p text:style-name="P2"><text:tab/><text:tab/><text:tab/><text:tab/><text:tab/>字段名称_11:洽谈内容</text:p>
      <text:p text:style-name="P2"><text:tab/><text:tab/><text:tab/><text:tab/><text:tab/>字段名称_12:费用预算</text:p>
      <text:p text:style-name="P2"><text:tab/><text:tab/><text:tab/><text:tab/><text:tab/>字段名称_13:项目结果</text:p>
      <text:p text:style-name="P2"><text:tab/><text:tab/><text:tab/><text:tab/><text:tab/>字段名称_14:记录人</text:p>
      <text:p text:style-name="P2"><text:tab/><text:tab/><text:tab/><text:tab/><text:tab/>隐藏字段_15:id编号</text:p>
      <text:p text:style-name="P2"><text:tab/><text:tab/><text:tab/>功能名称_2:添加 功能类型:编辑<text:span text:style-name="T3">(contract/v1/add)</text:span>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手填下拉框　 必填<text:span text:style-name="T3">(contract/v1/list/baseInfoManage)</text:span></text:p>
      <text:p text:style-name="P2"><text:tab/><text:tab/><text:tab/><text:tab/>字段名称_2:合同外部编号<text:tab/><text:tab/>标签类型:手填下拉框 <text:s text:c="4"/>必填</text:p>
      <text:p text:style-name="P7"><text:span text:style-name="T3">(contract/v1/list/baseInfoManage)</text:span></text:p>
      <text:p text:style-name="P2"><text:tab/><text:tab/><text:tab/><text:tab/>字段名称_3:内部项目名称<text:tab/><text:tab/>标签类型:手填下拉框　必填 <text:s/></text:p>
      <text:p text:style-name="P10">(contract/v1/find/project)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soft-page-break/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单选下拉框（项目合作/项目跟进/项目丢弃） 必填</text:p>
      <text:p text:style-name="P2"><text:tab/><text:tab/><text:tab/><text:tab/>字段名称_14:记录人<text:tab/><text:tab/>标签类型:文本框 必填</text:p>
      <text:p text:style-name="P2"><text:tab/><text:tab/><text:tab/><text:tab/>按钮_15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手填下拉框 必填</text:p>
      <text:p text:style-name="P8"><text:span text:style-name="T3">(contract/v1/list/baseInfoManage)</text:span></text:p>
      <text:p text:style-name="P2"><text:tab/><text:tab/><text:tab/><text:tab/>字段名称_2:合同外部编号<text:tab/><text:tab/>标签类型:手填下拉框 必填</text:p>
      <text:p text:style-name="P9"><text:span text:style-name="T3">(contract/v1/list/baseInfoManage)</text:span></text:p>
      <text:p text:style-name="P2"><text:tab/><text:tab/><text:tab/><text:tab/>字段名称_3:内部项目名称<text:tab/><text:tab/>标签类型:手填下拉框 必填 <text:s/></text:p>
      <text:p text:style-name="P11">(contract/v1/find/project)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文本框 必填</text:p>
      <text:p text:style-name="P2"><text:tab/><text:tab/><text:tab/><text:tab/>字段名称_14:记录人<text:tab/><text:tab/>标签类型:文本框 必填</text:p>
      <text:p text:style-name="P2"><text:tab/><text:tab/><text:tab/><text:tab/>隐藏字段名称_15:id</text:p>
      <text:p text:style-name="P2"><text:tab/><text:tab/><text:tab/><text:tab/>按钮_10:提交</text:p>
      <text:p text:style-name="P2"><text:tab/><text:tab/><text:tab/>功能名称_4:删除 功能类型:编辑<text:span text:style-name="T4">(contract/v1/delete/{id})</text:span>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text:span text:style-name="T4">(contract/v1/upload/{id}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text:span text:style-name="T4">(contract/v1/files/{id}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soft-page-break/><text:tab/><text:tab/><text:tab/><text:tab/>按钮_3:取消</text:p>
      <text:p text:style-name="P2"><text:tab/><text:tab/><text:tab/>功能名称7:导入 功能类型:编辑<text:span text:style-name="T4">(contract/v1/lead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8:导出 功能类型:编辑<text:span text:style-name="T4">(contract/v1/export)</text:span></text:p>
      <text:p text:style-name="P2"><text:tab/><text:tab/><text:tab/><text:tab/>字段名称_1:内部项目名称 <text:s text:c="2"/><text:tab/><text:tab/>标签类型:单选下拉框 非必填 <text:s/></text:p>
      <text:p text:style-name="P12">(contract/v1/find/project)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编辑<text:span text:style-name="T4">（collectEmail/v1/add)</text:span></text:p>
      <text:p text:style-name="P2"><text:tab/><text:tab/><text:tab/><text:tab/>字段名称_1:汇总发送间隔<text:tab/> <text:s text:c="6"/><text:tab/>标签类型:单选下拉框（日/周/月份/季度/年度）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10:汇总 功能类型:网格<text:span text:style-name="T4">(contract/v1/collect)</text:span>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12">(contract/v1/find/project)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洽谈轮次</text:p>
      <text:p text:style-name="P2"><text:tab/><text:tab/><text:tab/><text:tab/><text:tab/>字段名称_4:洽谈人</text:p>
      <text:p text:style-name="P2"><text:tab/><text:tab/><text:tab/><text:tab/><text:tab/>字段名称_5:洽谈对象</text:p>
      <text:p text:style-name="P2"><text:tab/><text:tab/><text:tab/><text:tab/><text:tab/>字段名称_6:费用预算</text:p>
      <text:p text:style-name="P2"><text:tab/><text:tab/><text:tab/><text:tab/><text:tab/>字段名称_7:项目合作</text:p>
      <text:p text:style-name="P2"><text:tab/><text:tab/><text:tab/><text:tab/><text:tab/>字段名称_8:项目跟进</text:p>
      <text:p text:style-name="P2"><text:tab/><text:tab/><text:tab/><text:tab/><text:tab/>字段名称_9:项目丢弃</text:p>
      <text:p text:style-name="P2"><text:tab/>导航下拉名_1:项目外包管理<text:span text:style-name="T5">(outsource)</text:span></text:p>
      <text:p text:style-name="P2"><text:tab/><text:tab/>导航名_1:项目外包洽谈</text:p>
      <text:p text:style-name="P2"><text:tab/><text:tab/><text:tab/>功能名字_1:列表 <text:s/>功能类型:网格<text:span text:style-name="T5">(outsource/v1/list)</text:span></text:p>
      <text:p text:style-name="P2"><text:tab/><text:tab/><text:tab/><text:tab/>搜索字段:</text:p>
      <text:p text:style-name="P2"><text:tab/><text:tab/><text:tab/><text:tab/><text:tab/>字段名称_1:洽谈人<text:tab/> <text:s text:c="6"/><text:tab/><text:tab/>标签类型:手填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soft-page-break/><text:tab/><text:tab/><text:tab/><text:tab/><text:tab/>字段名称_2:合同外部项目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外包项目名称</text:p>
      <text:p text:style-name="P2"><text:tab/><text:tab/><text:tab/><text:tab/><text:tab/>字段名称_6:外包项目编号</text:p>
      <text:p text:style-name="P2"><text:tab/><text:tab/><text:tab/><text:tab/><text:tab/>字段名称_7:项目外包信息</text:p>
      <text:p text:style-name="P2"><text:tab/><text:tab/><text:tab/><text:tab/><text:tab/>字段名称_8:洽谈轮次</text:p>
      <text:p text:style-name="P2"><text:tab/><text:tab/><text:tab/><text:tab/><text:tab/>字段名称_9:洽谈目的</text:p>
      <text:p text:style-name="P2"><text:tab/><text:tab/><text:tab/><text:tab/><text:tab/>字段名称_10:洽谈时间</text:p>
      <text:p text:style-name="P2"><text:tab/><text:tab/><text:tab/><text:tab/><text:tab/>字段名称_11:洽谈人</text:p>
      <text:p text:style-name="P2"><text:tab/><text:tab/><text:tab/><text:tab/><text:tab/>字段名称_12:洽谈对象</text:p>
      <text:p text:style-name="P2"><text:tab/><text:tab/><text:tab/><text:tab/><text:tab/>字段名称_13:洽谈地址</text:p>
      <text:p text:style-name="P2"><text:tab/><text:tab/><text:tab/><text:tab/><text:tab/>字段名称_14:洽谈内容</text:p>
      <text:p text:style-name="P2"><text:tab/><text:tab/><text:tab/><text:tab/><text:tab/>字段名称_15:费用预算</text:p>
      <text:p text:style-name="P2"><text:tab/><text:tab/><text:tab/><text:tab/><text:tab/>字段名称_16:项目结果</text:p>
      <text:p text:style-name="P2"><text:tab/><text:tab/><text:tab/><text:tab/><text:tab/>字段名称_17:记录人</text:p>
      <text:p text:style-name="P2"><text:tab/><text:tab/><text:tab/><text:tab/><text:tab/>隐藏字段_18:id编号</text:p>
      <text:p text:style-name="P2"><text:tab/><text:tab/><text:tab/>功能名称_2:添加 功能类型:编辑<text:span text:style-name="T5">(outsource/v1/add)</text:span>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手填下拉框 必填</text:p>
      <text:p text:style-name="P13">(outsource/<text:span text:style-name="T3">v1/list/baseInfoManage</text:span>)</text:p>
      <text:p text:style-name="P2"><text:tab/><text:tab/><text:tab/><text:tab/>字段名称_2:合同外部项目编号<text:tab/><text:tab/>标签类型:手填下拉框 必填</text:p>
      <text:p text:style-name="P13">(outsource<text:span text:style-name="T3">/v1/list/baseInfoManage</text:span>)</text:p>
      <text:p text:style-name="P2"><text:tab/><text:tab/><text:tab/><text:tab/>字段名称_3:内部项目名称<text:tab/><text:tab/>标签类型:手填下拉框 必填</text:p>
      <text:p text:style-name="P13">(outsource/v1/find/project)</text:p>
      <text:p text:style-name="P2"><text:tab/><text:tab/><text:tab/><text:tab/>字段名称_4:内部项目编号<text:tab/><text:tab/>标签类型:文本框 必填</text:p>
      <text:p text:style-name="P2"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3:编辑 功能类型:编辑<text:span text:style-name="T5">(outsource/v1/edit)</text:span></text:p>
      <text:p text:style-name="P2"><text:tab/><text:tab/><text:tab/><text:tab/><text:tab/> (</text:p>
      <text:p text:style-name="P2"><text:soft-page-break/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手填下拉框 必填</text:p>
      <text:p text:style-name="P13">(outsource/<text:span text:style-name="T3">v1/list/baseInfoManage</text:span>)</text:p>
      <text:p text:style-name="P2"><text:tab/><text:tab/><text:tab/><text:tab/>字段名称_2:合同外部项目编号<text:tab/><text:tab/>标签类型:手填下拉框 必填</text:p>
      <text:p text:style-name="P13">(outsource/<text:span text:style-name="T3">v1/list/baseInfoManage</text:span>)</text:p>
      <text:p text:style-name="P2"><text:tab/><text:tab/><text:tab/><text:tab/>字段名称_3:内部项目名称<text:tab/><text:tab/>标签类型:手填下拉框 必填</text:p>
      <text:p text:style-name="P13">(outsource/v1/find/project)</text:p>
      <text:p text:style-name="P2"><text:tab/><text:tab/><text:tab/><text:tab/>字段名称_4:内部项目编号<text:tab/><text:tab/>标签类型:文本框 必填</text:p>
      <text:p text:style-name="P2"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4:删除 功能类型:编辑<text:span text:style-name="T6">(outsource/v1/delete/{id})</text:span>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text:span text:style-name="T6">(outsource/v1/upload/{id}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text:span text:style-name="T6">(outsource/v1/files/{id}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7:导入 功能类型:编辑<text:span text:style-name="T6">(outsource/v1/lead)</text:span>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soft-page-break/><text:tab/><text:tab/><text:tab/>功能名称8:导出 功能类型:编辑<text:span text:style-name="T6">(outsource/v1/export)</text:span></text:p>
      <text:p text:style-name="P2"><text:tab/><text:tab/><text:tab/><text:tab/>字段名称_1:内部项目名称 <text:s text:c="2"/><text:tab/><text:tab/>标签类型:单选下拉框 非必填 <text:s/></text:p>
      <text:p text:style-name="P12">(<text:span text:style-name="T7">outsource</text:span>/v1/find/project)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网格<text:span text:style-name="T6">(collectEmail/v1/add)</text:span></text:p>
      <text:p text:style-name="P2"><text:tab/><text:tab/><text:tab/><text:tab/>字段名称_1:汇总发送间隔<text:tab/> <text:s text:c="6"/><text:tab/>标签类型:单选下拉框（日/周/月份/季度/年度）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10:汇总 功能类型:网格<text:span text:style-name="T6">(outsource/v1/collect)</text:span>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12">(<text:span text:style-name="T7">outsource</text:span>/v1/find/project)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：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外包项目名称</text:p>
      <text:p text:style-name="P2"><text:tab/><text:tab/><text:tab/><text:tab/><text:tab/>字段名称_4:洽谈轮次</text:p>
      <text:p text:style-name="P2"><text:tab/><text:tab/><text:tab/><text:tab/><text:tab/>字段名称_5:洽谈人</text:p>
      <text:p text:style-name="P2"><text:tab/><text:tab/><text:tab/><text:tab/><text:tab/>字段名称_6:洽谈对象</text:p>
      <text:p text:style-name="P2"><text:tab/><text:tab/><text:tab/><text:tab/><text:tab/>字段名称_7:费用预算</text:p>
      <text:p text:style-name="P2"><text:tab/><text:tab/><text:tab/><text:tab/><text:tab/>字段名称_8:项目合作</text:p>
      <text:p text:style-name="P2"><text:tab/><text:tab/><text:tab/><text:tab/><text:tab/>字段名称_9:项目跟进</text:p>
      <text:p text:style-name="P2"><text:tab/><text:tab/><text:tab/><text:tab/><text:tab/>字段名称_10:项目丢弃</text:p>
      <text:p text:style-name="P2"/>
      <text:p text:style-name="P2"/>
      <text:p text:style-name="P2"/>
      <text:p text:style-name="P2"/>
      <text:p text:style-name="P2"/>
      <text:p text:style-name="P1"><text:tab/><text:tab/>修改如下:</text:p>
      <text:p text:style-name="P1"/>
      <text:p text:style-name="P1"/>
      <text:p text:style-name="P1"><text:tab/><text:tab/>导航名_:项目承包洽谈</text:p>
      <text:p text:style-name="P1"><text:tab/><text:tab/><text:tab/>功能添加:</text:p>
      <text:p text:style-name="P1"><text:tab/><text:tab/><text:tab/><text:tab/>功能名称:模块设置导航权限<text:span text:style-name="T7">(contract/v1/setButtonPermission)</text:span><text:tab/></text:p>
      <text:p text:style-name="P1"><text:tab/><text:tab/><text:tab/><text:tab/>功能名称:下拉导航权限<text:span text:style-name="T7">(contract/v1/sonPermission)</text:span><text:tab/><text:tab/></text:p>
      <text:p text:style-name="P1"><text:tab/><text:tab/><text:tab/><text:tab/>功能名称:功能导航权限<text:span text:style-name="T7">(contract/v1/guidePermission)</text:span><text:tab/><text:tab/></text:p>
      <text:p text:style-name="P1"><text:tab/><text:tab/><text:tab/><text:tab/>功能名称:上传附件<text:span text:style-name="T7">(contract/v1/upload/{id})</text:span></text:p>
      <text:p text:style-name="P1"><text:tab/><text:tab/><text:tab/><text:tab/>功能名称:文件附件列表<text:span text:style-name="T7">(contract/v1/files/{id})</text:span></text:p>
      <text:p text:style-name="P1"><text:tab/><text:tab/><text:tab/><text:tab/>功能名称:文件下载<text:span text:style-name="T7">(contract/v1/download)</text:span></text:p>
      <text:p text:style-name="P1"><text:tab/><text:tab/><text:tab/><text:tab/>功能名称:删除文件或文件夹<text:span text:style-name="T7">(contract/v1/delfile)</text:span></text:p>
      <text:p text:style-name="P1"><text:soft-page-break/><text:tab/><text:tab/><text:tab/><text:tab/>功能名称:导入Excel<text:span text:style-name="T7">(contract/v1/lead)</text:span></text:p>
      <text:p text:style-name="P1"><text:tab/><text:tab/><text:tab/><text:tab/>功能名称:导出Excel<text:span text:style-name="T7">(contract/v1/export)</text:span></text:p>
      <text:p text:style-name="P1"><text:tab/><text:tab/><text:tab/><text:tab/>功能名称:导出Excel模板<text:span text:style-name="T7">(contract/v1/module)</text:span></text:p>
      <text:p text:style-name="P1"><text:tab/><text:tab/>导航名_:项目外包洽谈</text:p>
      <text:p text:style-name="P1"><text:tab/><text:tab/><text:tab/>功能添加:</text:p>
      <text:p text:style-name="P15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5"><text:tab/><text:tab/><text:tab/><text:tab/>功能名称:功能导航权限<text:span text:style-name="T7">(outsource/v1/guidePermission)</text:span><text:tab/><text:tab/></text:p>
      <text:p text:style-name="P1"><text:tab/><text:tab/><text:tab/><text:tab/>功能名称:上传附件<text:span text:style-name="T7">(outsource/v1/upload/{id})</text:span></text:p>
      <text:p text:style-name="P1"><text:tab/><text:tab/><text:tab/><text:tab/>功能名称:文件附件列表<text:span text:style-name="T7">(outsource/v1/files/{id})</text:span></text:p>
      <text:p text:style-name="P15"><text:tab/><text:tab/><text:tab/><text:tab/>功能名称:文件下载<text:span text:style-name="T7">(outsource/v1/download)</text:span></text:p>
      <text:p text:style-name="P15"><text:tab/><text:tab/><text:tab/><text:tab/>功能名称:删除文件或文件夹<text:span text:style-name="T7">(outsource/v1/delfile)</text:span></text:p>
      <text:p text:style-name="P15"><text:tab/><text:tab/><text:tab/><text:tab/>功能名称:导入Excel<text:span text:style-name="T7">( outsource/v1/lead)</text:span></text:p>
      <text:p text:style-name="P1"><text:tab/><text:tab/><text:tab/><text:tab/>功能名称:导出Excel<text:span text:style-name="T7">(outsource/v1/export)</text:span></text:p>
      <text:p text:style-name="P1"><text:tab/><text:tab/><text:tab/><text:tab/>功能名称:导出Excel模板<text:span text:style-name="T7">(outsource/v1/module)</text:span></text:p>
      <text:p text:style-name="P3"><text:tab/><text:tab/><text:tab/>去除原文档功能:</text:p>
      <text:p text:style-name="P3"><text:tab/><text:tab/><text:tab/><text:tab/>功能名称9:汇总发送定制 功能类型:网格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6T16:31:23.733814175</dc:date>
    <meta:editing-duration>PT11H7M17S</meta:editing-duration>
    <meta:editing-cycles>295</meta:editing-cycles>
    <meta:generator>LibreOffice/5.1.6.2$Linux_X86_64 LibreOffice_project/10m0$Build-2</meta:generator>
    <meta:document-statistic meta:table-count="0" meta:image-count="0" meta:object-count="0" meta:page-count="7" meta:paragraph-count="275" meta:word-count="3741" meta:character-count="7268" meta:non-whitespace-character-count="5637"/>
  </office:meta>
</office:document-meta>
</file>